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7000000F5F02639B84959DB1E.png" manifest:media-type="image/png"/>
  <manifest:file-entry manifest:full-path="Pictures/1000000000000103000002A7D5DE725E040E9091.png" manifest:media-type="image/png"/>
  <manifest:file-entry manifest:full-path="Pictures/10000000000006900000041A62A2CC8FDC5380E7.png" manifest:media-type="image/png"/>
  <manifest:file-entry manifest:full-path="Pictures/10000000000000E900000125960C173902586178.png" manifest:media-type="image/png"/>
  <manifest:file-entry manifest:full-path="Pictures/10000000000001000000019A1408435FE59CD12D.png" manifest:media-type="image/png"/>
  <manifest:file-entry manifest:full-path="Pictures/10000000000000F70000013E41FE990971592F35.png" manifest:media-type="image/png"/>
  <manifest:file-entry manifest:full-path="Pictures/10000000000000F70000013EA6330DF795549CAA.png" manifest:media-type="image/png"/>
  <manifest:file-entry manifest:full-path="Pictures/10000000000000F700000330E614A66BDF7E211E.png" manifest:media-type="image/png"/>
  <manifest:file-entry manifest:full-path="Pictures/10000000000000F7000000F578D4038600C5E09D.png" manifest:media-type="image/png"/>
  <manifest:file-entry manifest:full-path="Pictures/10000000000000F700000175DB8AAE048689708F.png" manifest:media-type="image/png"/>
  <manifest:file-entry manifest:full-path="Pictures/10000000000000F70000017527A455473FF86A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22cm" svg:y="0.399cm" svg:width="7.225cm" svg:height="11.832cm" draw:z-index="0"><draw:image xlink:href="Pictures/10000000000001000000019A1408435FE59CD12D.png" xlink:type="simple" xlink:show="embed" xlink:actuate="onLoad"/></draw:frame><draw:frame draw:style-name="fr1" draw:name="Image4" text:anchor-type="paragraph" svg:x="8.874cm" svg:y="0.413cm" svg:width="6.576cm" svg:height="8.454cm" draw:z-index="2"><draw:image xlink:href="Pictures/10000000000000E900000125960C173902586178.png" xlink:type="simple" xlink:show="embed" xlink:actuate="onLoad"/></draw:frame><draw:frame draw:style-name="fr1" draw:name="Image2" text:anchor-type="paragraph" svg:x="-0.079cm" svg:y="13.568cm" svg:width="17cm" svg:height="10.864cm" draw:z-index="10"><draw:image xlink:href="Pictures/10000000000006900000041A62A2CC8FDC5380E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256cm" svg:y="-0.52cm" svg:width="7.31cm" svg:height="19.595cm" draw:z-index="1"><draw:image xlink:href="Pictures/1000000000000103000002A7D5DE725E040E9091.png" xlink:type="simple" xlink:show="embed" xlink:actuate="onLoad"/></draw:frame><draw:frame draw:style-name="fr1" draw:name="Image5" text:anchor-type="paragraph" svg:x="10.802cm" svg:y="-0.289cm" svg:width="6.971cm" svg:height="23.55cm" draw:z-index="3"><draw:image xlink:href="Pictures/10000000000000F700000330E614A66BDF7E211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0.254cm" svg:y="0.379cm" svg:width="6.971cm" svg:height="7.07cm" draw:z-index="8"><draw:image xlink:href="Pictures/10000000000000F7000000F578D4038600C5E09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-0.037cm" svg:y="0.432cm" svg:width="6.971cm" svg:height="9.178cm" draw:z-index="4"><draw:image xlink:href="Pictures/10000000000000F70000013EA6330DF795549CAA.png" xlink:type="simple" xlink:show="embed" xlink:actuate="onLoad"/></draw:frame><draw:frame draw:style-name="fr1" draw:name="Image7" text:anchor-type="paragraph" svg:x="8.825cm" svg:y="0.309cm" svg:width="6.971cm" svg:height="9.178cm" draw:z-index="5"><draw:image xlink:href="Pictures/10000000000000F70000013E41FE990971592F3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0.198cm" svg:y="0.28cm" svg:width="6.971cm" svg:height="10.763cm" draw:z-index="6"><draw:image xlink:href="Pictures/10000000000000F700000175DB8AAE048689708F.png" xlink:type="simple" xlink:show="embed" xlink:actuate="onLoad"/></draw:frame><draw:frame draw:style-name="fr1" draw:name="Image9" text:anchor-type="paragraph" svg:x="8.95cm" svg:y="0.266cm" svg:width="6.971cm" svg:height="10.763cm" draw:z-index="7"><draw:image xlink:href="Pictures/10000000000000F70000017527A455473FF86A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x="1.646cm" svg:y="-0.201cm" svg:width="6.971cm" svg:height="7.07cm" draw:z-index="9"><draw:image xlink:href="Pictures/10000000000000F7000000F5F02639B84959DB1E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1:38:41.879593033</meta:creation-date>
    <dc:date>2019-09-25T11:55:32.078969544</dc:date>
    <meta:editing-duration>PT6M39S</meta:editing-duration>
    <meta:editing-cycles>1</meta:editing-cycles>
    <meta:document-statistic meta:table-count="0" meta:image-count="11" meta:object-count="0" meta:page-count="4" meta:paragraph-count="0" meta:word-count="0" meta:character-count="0" meta:non-whitespace-character-count="0"/>
    <meta:generator>LibreOffice/5.1.6.2$Linux_X86_64 LibreOffice_project/10m0$Build-2</meta:generator>
  </office:meta>
</office:document-meta>
</file>